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8cm" svg:height="6cm" svg:x="1.4cm" svg:y="1.3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.4cm" svg:y1="7.3cm" svg:x2="9.4cm" svg:y2="1.3cm">
            <text:p/>
          </draw:line>
          <draw:line draw:style-name="gr2" draw:text-style-name="P1" draw:layer="layout" svg:x1="1.4cm" svg:y1="1.3cm" svg:x2="9.4cm" svg:y2="7.3cm">
            <text:p/>
          </draw:line>
        </draw:g>
        <draw:g>
          <draw:custom-shape draw:style-name="gr1" draw:text-style-name="P1" draw:layer="layout" svg:width="8cm" svg:height="6cm" draw:transform="rotate (-1.5707963267949) translate (17.8cm 1.5cm)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.8cm" svg:y1="1.5cm" svg:x2="17.8cm" svg:y2="9.5cm">
            <text:p/>
          </draw:line>
          <draw:line draw:style-name="gr2" draw:text-style-name="P1" draw:layer="layout" svg:x1="17.8cm" svg:y1="1.5cm" svg:x2="11.8cm" svg:y2="9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rsten Schöler</meta:initial-creator>
    <meta:creation-date>2013-06-26T19:53:39</meta:creation-date>
    <dc:date>2013-06-26T19:56:30</dc:date>
    <dc:creator>Thorsten Schöler</dc:creator>
    <meta:editing-duration>P0D</meta:editing-duration>
    <meta:editing-cycles>1</meta:editing-cycles>
    <meta:document-statistic meta:object-count="8"/>
    <meta:generator>LibreOffice/4.0.4.2$MacOSX_x86 LibreOffice_project/9e9821abd0ffdbc09cd8c52eaa574fa09eb08f2</meta:generator>
  </office:meta>
</office:document-meta>
</file>